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text-properties fo:font-size="11pt" style:font-size-asian="11pt" style:font-size-complex="11pt"/>
    </style:style>
    <style:style style:name="P3" style:family="paragraph" style:parent-style-name="Text_20_body">
      <style:paragraph-properties fo:text-align="center" style:justify-single-word="false"/>
      <style:text-properties fo:font-size="11pt" style:font-size-asian="11pt" style:font-size-complex="11pt"/>
    </style:style>
    <style:style style:name="P4" style:family="paragraph" style:parent-style-name="Text_20_body">
      <style:text-properties fo:font-size="11pt" fo:font-weight="bold" style:font-size-asian="11pt" style:font-size-complex="11pt"/>
    </style:style>
    <style:style style:name="P5" style:family="paragraph" style:parent-style-name="Text_20_body">
      <style:paragraph-properties fo:text-align="center" style:justify-single-word="false"/>
      <style:text-properties fo:font-size="11pt" fo:font-weight="bold" style:font-size-asian="11pt" style:font-size-complex="11pt"/>
    </style:style>
    <style:style style:name="T1" style:family="text">
      <style:text-properties fo:font-weight="bold"/>
    </style:style>
    <style:style style:name="T2" style:family="text">
      <style:text-properties fo:font-weight="bold" officeooo:rsid="0020f6d8"/>
    </style:style>
    <style:style style:name="T3" style:family="text">
      <style:text-properties fo:font-weight="bold" officeooo:rsid="00221a1d"/>
    </style:style>
    <style:style style:name="T4" style:family="text">
      <style:text-properties officeooo:rsid="001f8d4a"/>
    </style:style>
    <style:style style:name="T5" style:family="text">
      <style:text-properties officeooo:rsid="0020f6d8"/>
    </style:style>
    <style:style style:name="T6" style:family="text">
      <style:text-properties officeooo:rsid="00221a1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frmPrincipal_spTexto"/><text:span text:style-name="T1">CONTRATO PARTICULAR DE COMPRA E VENDA DE AUTOMÓVEL</text:span></text:p>
      <text:p text:style-name="P2"><text:span text:style-name="T1">VENDEDOR:</text:span> <text:span text:style-name="T4">Alderi Schenatto</text:span>, <text:span text:style-name="T4">Brasileiro</text:span>, <text:span text:style-name="T4">casado</text:span>, <text:span text:style-name="T4">aposentado</text:span> , inscrito no R.G. sob o nº <text:s/><text:span text:style-name="T4">1023359332</text:span>, bem como no C.P.F. nº <text:span text:style-name="T4">20087977087</text:span> , residente e domiciliado na Rua <text:span text:style-name="T4">São Francisco de Paula</text:span>, nº <text:span text:style-name="T4">255</text:span>, bairro <text:span text:style-name="T4">Kayser</text:span>, Cep <text:span text:style-name="T4">95096-440</text:span>, no Estado <text:span text:style-name="T4">RS</text:span>, cidade de <text:span text:style-name="T4">Caxias do Sul</text:span>; </text:p>
      <text:p text:style-name="P2"><text:span text:style-name="T1">COMPRADOR:</text:span> <text:span text:style-name="T4">Douglas de Lima Del Cueto</text:span>, <text:span text:style-name="T4">brasileiro</text:span>, <text:span text:style-name="T4">casado</text:span>, <text:span text:style-name="T4">Mecânico</text:span>, inscrito no R.G. sob nº <text:span text:style-name="T4">1117297158</text:span>, e C.P.F. sob nº <text:span text:style-name="T4">03916390058</text:span>, residente e domiciliado na Rua <text:span text:style-name="T4">Rui</text:span> <text:span text:style-name="T4">José Maria Fredrizze</text:span>, nº <text:span text:style-name="T4">381</text:span>, bairro <text:span text:style-name="T4">Salgado Filho</text:span>, Cep <text:span text:style-name="T4">095098-410</text:span>, Cidade <text:span text:style-name="T4">Caxias do Sul</text:span>, no Estado <text:span text:style-name="T4">RS</text:span>, cidade de <text:span text:style-name="T4">Caxias do Sul</text:span>.</text:p>
      <text:p text:style-name="P2">As partes acima identificadas têm, entre si, justo e acertado o presente Contrato de Compra e Venda de Automóvel, que se regerá pelas cláusulas seguintes e pelas condições descritas no presente.</text:p>
      <text:p text:style-name="P4">DO OBJETO DO CONTRATO</text:p>
      <text:p text:style-name="P2"><text:span text:style-name="T1">Cláusula 1ª</text:span>. O presente contrato tem como objeto, o veículo automotor <text:span text:style-name="T4">Chevrolet Monza </text:span>, marca <text:span text:style-name="T5">GM/MONZA CLUB 1994</text:span>, chassi <text:span text:style-name="T5">9B9BGJM693RBP063361</text:span>, cor <text:span text:style-name="T5">azul</text:span>, placa <text:span text:style-name="T5">ICA1136</text:span>, categoria <text:span text:style-name="T5">particular</text:span>, registrado no DETRAN/DUT sob o nº <text:span text:style-name="T5">9195078571</text:span>, em nome de <text:span text:style-name="T5">Alderi Schenatto</text:span>.</text:p>
      <text:p text:style-name="P4">DAS OBRIGAÇÕES</text:p>
      <text:p text:style-name="P2"><text:span text:style-name="T1">Cláusula 2ª</text:span>. O VENDEDOR se obriga a entregar ao COMPRADOR o Documento Único de Transferência (DUT), assinado e a este reconhecido firma.</text:p>
      <text:p text:style-name="P2"><text:span text:style-name="T1">Cláusula 3ª</text:span>. O VENDEDOR se responsabilizará pela entrega do automóvel ao COMPRADOR, livre de qualquer ônus ou encargo.</text:p>
      <text:p text:style-name="P2"><text:span text:style-name="T1">Cláusula 4ª</text:span>. O COMPRADOR se responsabilizará, após a assinatura deste instrumento, pelos impostos e taxas que incidirem sobre o automóvel adquirido.</text:p>
      <text:p text:style-name="P4">DO PREÇO</text:p>
      <text:p text:style-name="P2"><text:span text:style-name="T1">Cláusula 5ª</text:span>. O COMPRADOR pagará ao VENDEDOR, pela compra do veículo objeto deste contrato, a quantia de R$ <text:span text:style-name="T5">8500,00</text:span>, <text:span text:style-name="T5">oito mil e quinhentos reais</text:span>, dividida em <text:span text:style-name="T5">9</text:span> parcelas de R$ <text:span text:style-name="T5">500,00</text:span> <text:span text:style-name="T5">quinhentos reais</text:span>, <text:span text:style-name="T5">e após mais 10 parcelas de R$400,00 quatrocentos reais, </text:span>a serem pagas até o dia <text:span text:style-name="T5">15</text:span> de cada mês.</text:p>
      <text:p text:style-name="P2"><text:span text:style-name="T1">CONDIÇÕES GERAIS</text:span></text:p>
      <text:p text:style-name="P2"><text:span text:style-name="T1">Cláusula - </text:span><text:span text:style-name="T3">6</text:span><text:span text:style-name="T1">ª</text:span>. O presente contrato passa a valer a partir da assinatura pelas partes, obrigando-se a ele os herdeiros ou sucessores das mesmas.</text:p>
      <text:p text:style-name="P4">DO FORO</text:p>
      <text:p text:style-name="P2">Cláusula 10ª. Para dirimir quaisquer controvérsias oriundas do CONTRATO, as partes elegem o foro da comarca de <text:span text:style-name="T5">Caxias do Sul</text:span>;</text:p>
      <text:p text:style-name="P2"><text:span text:style-name="T6">Caxias do Sul, 22 de Abril de 2019</text:span>.</text:p>
      <text:p text:style-name="P5">PARTES</text:p>
      <text:p text:style-name="P3"/>
      <text:p text:style-name="P3">(Nome e assinatura do Comprador)</text:p>
      <text:p text:style-name="P3"/>
      <text:p text:style-name="P3"/>
      <text:p text:style-name="P3">(Nome e assinatura do Vendedor)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6T21:13:37.453063330</meta:creation-date>
    <meta:print-date>2019-04-16T21:40:22.257357771</meta:print-date>
    <dc:date>2019-04-17T18:35:26.983669312</dc:date>
    <meta:editing-duration>PT20H50M6S</meta:editing-duration>
    <meta:editing-cycles>1</meta:editing-cycles>
    <meta:document-statistic meta:table-count="0" meta:image-count="0" meta:object-count="0" meta:page-count="1" meta:paragraph-count="20" meta:word-count="357" meta:character-count="2205" meta:non-whitespace-character-count="1866"/>
    <meta:generator>LibreOffice/6.0.7.3$Linux_X86_64 LibreOffice_project/00m0$Build-3</meta:generator>
  </office:meta>
</office:document-meta>
</file>